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to have someone able
to communicate with them, how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f I could have the good fortune of
taking a “Trio” of them with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a Shinigami... aren't you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heard of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me food...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I'll come with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does... curry sound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